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7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8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9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0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1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odelo Relacional</text:p>
      <text:p text:style-name="Standard"/>
      <text:p text:style-name="Standard">User(<text:span text:style-name="T2">id</text:span>, username, first_name, last_name, password, biography, picture, is_private, created_at)</text:p>
      <text:p text:style-name="Standard"/>
      <text:p text:style-name="Standard">UK(username)</text:p>
      <text:p text:style-name="Standard">NN(username)</text:p>
      <text:p text:style-name="Standard">NN(first_name)</text:p>
      <text:p text:style-name="Standard">NN(last_name)</text:p>
      <text:p text:style-name="Standard">NN(password)</text:p>
      <text:p text:style-name="Standard">NN(picture)</text:p>
      <text:p text:style-name="Standard">NN(is_private)</text:p>
      <text:p text:style-name="Standard">NN(created_at)</text:p>
      <text:p text:style-name="Standard"/>
      <text:p text:style-name="Standard">FriendRequest(<text:span text:style-name="T3">from_user_id, to_user_id,</text:span><text:s/>status)</text:p>
      <text:p text:style-name="Standard"/>
      <text:p text:style-name="Standard">FK(from_user_id) → User</text:p>
      <text:p text:style-name="Standard">FK(to_user_id) → User</text:p>
      <text:p text:style-name="Standard">NN(status)</text:p>
      <text:p text:style-name="Standard"/>
      <text:p text:style-name="Standard">RI: status só pode ser Accepted, Rejected ou Pending</text:p>
      <text:p text:style-name="Standard"/>
      <text:p text:style-name="Standard">Friends(<text:span text:style-name="T4">user_1, user_2</text:span>)</text:p>
      <text:p text:style-name="Standard"/>
      <text:p text:style-name="Standard">FK(user_1) → User</text:p>
      <text:p text:style-name="Standard">FK(user_2) → User</text:p>
      <text:p text:style-name="Standard">RI: user_1.id &lt; user_2.id</text:p>
      <text:p text:style-name="Standard">RI: user_1.id != user_2.idg</text:p>
      <text:p text:style-name="Standard"/>
      <text:p text:style-name="Standard">Message(<text:span text:style-name="T5">id</text:span>, content, sender)</text:p>
      <text:p text:style-name="Standard">FK(sender) -&gt; User</text:p>
      <text:p text:style-name="Standard">NN(content)</text:p>
      <text:p text:style-name="Standard">NN(sender)</text:p>
      <text:p text:style-name="Standard"/>
      <text:p text:style-name="Standard">DirectMessage(<text:span text:style-name="T6">id</text:span>, receiver)</text:p>
      <text:p text:style-name="Standard">FK(id) -&gt; Message</text:p>
      <text:p text:style-name="Standard">FK(receiver) -&gt; User</text:p>
      <text:p text:style-name="Standard">NN(receiver)</text:p>
      <text:p text:style-name="Standard"/>
      <text:p text:style-name="Standard"/>
      <text:p text:style-name="Standard">GroupChat(<text:span text:style-name="T7">id</text:span>, name)</text:p>
      <text:p text:style-name="Standard">NN(name)</text:p>
      <text:p text:style-name="Standard">NN(owner)</text:p>
      <text:p text:style-name="Standard"/>
      <text:p text:style-name="Standard">GroupParticipants(group, participant)</text:p>
      <text:p text:style-name="Standard">FK(group) -&gt; GroupChat</text:p>
      <text:p text:style-name="Standard">FK(participant) -&gt; User</text:p>
      <text:p text:style-name="Standard"/>
      <text:p text:style-name="Standard"/>
      <text:p text:style-name="Standard">GroupMessage<text:span text:style-name="T8">(id</text:span>, group)</text:p>
      <text:soft-page-break/>
      <text:p text:style-name="Standard">FK(id) -&gt; Message</text:p>
      <text:p text:style-name="Standard">FK(group) -&gt; GroupChat</text:p>
      <text:p text:style-name="Standard">NN(group)</text:p>
      <text:p text:style-name="Standard"/>
      <text:p text:style-name="Standard">Content(<text:span text:style-name="T9">id</text:span>, created_at)</text:p>
      <text:p text:style-name="Standard"/>
      <text:p text:style-name="Standard">ShortFormContent(<text:span text:style-name="T10">id</text:span>)</text:p>
      <text:p text:style-name="Standard"/>
      <text:p text:style-name="Standard">FK(id) → Content</text:p>
      <text:p text:style-name="Standard"/>
      <text:p text:style-name="Standard">LongFormContent(<text:span text:style-name="T11">id</text:span>)</text:p>
      <text:p text:style-name="Standard">FK(id) → Content</text:p>
      <text:p text:style-name="Standard"/>
      <text:p text:style-name="Standard">Comments(<text:span text:style-name="T12">id,<text:s/></text:span>content, long_form_content_id)</text:p>
      <text:p text:style-name="Standard">FK(long_form_content_id) → LongFormContent</text:p>
      <text:p text:style-name="Standard">NN(content)</text:p>
      <text:p text:style-name="Standard">NN(long_form_content)</text:p>
      <text:p text:style-name="Standard"/>
      <text:p text:style-name="Standard"/>
      <text:p text:style-name="Standard">Stories(<text:span text:style-name="T13">id</text:span>, file)</text:p>
      <text:p text:style-name="Standard"/>
      <text:p text:style-name="Standard">FK(id) → ShortFormContent</text:p>
      <text:p text:style-name="Standard">NN(file)</text:p>
      <text:p text:style-name="Standard"/>
      <text:p text:style-name="Standard">Notes(<text:span text:style-name="T14">id</text:span>, content)</text:p>
      <text:p text:style-name="Standard"/>
      <text:p text:style-name="Standard">NN(content)</text:p>
      <text:p text:style-name="Standard">FK(id) → ShortFormContent</text:p>
      <text:p text:style-name="Standard"/>
      <text:p text:style-name="Standard">Incs(<text:span text:style-name="T15">id,</text:span><text:s/>content)</text:p>
      <text:p text:style-name="Standard"/>
      <text:p text:style-name="Standard">FK(id) → LongFormContent</text:p>
      <text:p text:style-name="Standard">NN(content)</text:p>
      <text:p text:style-name="Standard"/>
      <text:p text:style-name="Standard">Posts(<text:span text:style-name="T16">id</text:span>, file, description)</text:p>
      <text:p text:style-name="Standard"/>
      <text:p text:style-name="Standard">FK(id) → LongFormContent</text:p>
      <text:p text:style-name="Standard">NN(file)</text:p>
      <text:p text:style-name="Standard">NN(description)</text:p>
      <text:p text:style-name="Standard"/>
      <text:p text:style-name="Standard">RI: O file só pode ser um vídeo ou image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ABRIEL VAZ PEREIRA</dc:creator>
    <meta:creation-date>2026-02-09T09:15:00Z</meta:creation-date>
    <dc:date>2026-03-10T11:47:00Z</dc:date>
    <meta:template xlink:href="Normal.dotm" xlink:type="simple"/>
    <meta:editing-cycles>8</meta:editing-cycles>
    <meta:editing-duration>PT1920S</meta:editing-duration>
    <meta:document-statistic meta:page-count="2" meta:paragraph-count="60" meta:word-count="153" meta:character-count="1322" meta:row-count="87" meta:non-whitespace-character-count="1229"/>
  </office:meta>
</office:document-meta>
</file>